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DejaVu Sans Mono" svg:font-family="'DejaVu Sans Mono'" style:font-family-generic="swis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style:style>
    <style:style style:name="P2" style:family="paragraph" style:parent-style-name="Standard">
      <style:paragraph-properties fo:text-align="center" style:justify-single-word="false"/>
      <style:text-properties style:font-name="Verdana" fo:font-size="24pt" style:font-size-asian="24pt" style:font-size-complex="24pt"/>
    </style:style>
    <style:style style:name="P3" style:family="paragraph" style:parent-style-name="Standard">
      <style:paragraph-properties fo:text-align="start" style:justify-single-word="false"/>
      <style:text-properties style:font-name="Verdana"/>
    </style:style>
    <style:style style:name="P4" style:family="paragraph" style:parent-style-name="Standard">
      <style:paragraph-properties fo:text-align="start" style:justify-single-word="false"/>
      <style:text-properties style:font-name="Verdana" style:text-underline-style="solid" style:text-underline-width="auto" style:text-underline-color="font-color"/>
    </style:style>
    <style:style style:name="P5" style:family="paragraph" style:parent-style-name="Standard">
      <style:paragraph-properties fo:text-align="start" style:justify-single-word="false"/>
      <style:text-properties style:font-name="Verdana"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start" style:justify-single-word="false"/>
      <style:text-properties style:font-name="Verdana" style:text-underline-style="solid" style:text-underline-width="auto" style:text-underline-color="font-color" fo:font-weight="normal" style:font-weight-asian="normal" style:font-weight-complex="normal"/>
    </style:style>
    <style:style style:name="P7" style:family="paragraph" style:parent-style-name="Standard">
      <style:paragraph-properties fo:text-align="start" style:justify-single-word="false"/>
      <style:text-properties style:font-name="Verdana" style:text-underline-style="none"/>
    </style:style>
    <style:style style:name="P8" style:family="paragraph" style:parent-style-name="Standard">
      <style:paragraph-properties fo:text-align="start" style:justify-single-word="false"/>
      <style:text-properties style:font-name="Verdana" style:text-underline-style="none" fo:font-weight="normal" style:font-weight-asian="normal" style:font-weight-complex="normal"/>
    </style:style>
    <style:style style:name="P9" style:family="paragraph" style:parent-style-name="Standard">
      <style:paragraph-properties fo:text-align="start" style:justify-single-word="false"/>
      <style:text-properties style:font-name="Verdana" fo:font-style="italic" style:text-underline-style="none" fo:font-weight="normal" style:font-style-asian="italic" style:font-weight-asian="normal" style:font-style-complex="italic" style:font-weight-complex="normal"/>
    </style:style>
    <style:style style:name="P10" style:family="paragraph" style:parent-style-name="Standard" style:list-style-name="L1">
      <style:paragraph-properties fo:text-align="start" style:justify-single-word="false"/>
      <style:text-properties style:font-name="Monospace" fo:font-size="9pt" style:text-underline-style="none" style:font-size-asian="9pt" style:font-size-complex="9pt"/>
    </style:style>
    <style:style style:name="P11" style:family="paragraph" style:parent-style-name="Standard" style:list-style-name="L1">
      <style:paragraph-properties fo:text-align="start" style:justify-single-word="false"/>
      <style:text-properties style:font-name="Monospace" fo:font-size="9pt" style:text-underline-style="none" style:font-size-asian="9pt" style:font-size-complex="9pt"/>
    </style:style>
    <style:style style:name="P12" style:family="paragraph" style:parent-style-name="Standard" style:list-style-name="L1">
      <style:paragraph-properties fo:text-align="start" style:justify-single-word="false"/>
      <style:text-properties style:font-name="Monospace" fo:font-size="9pt" style:text-underline-style="none" style:font-size-asian="9pt" style:font-size-complex="9pt"/>
    </style:style>
    <style:style style:name="P13" style:family="paragraph" style:parent-style-name="Standard" style:list-style-name="L1">
      <style:paragraph-properties fo:text-align="start" style:justify-single-word="false"/>
      <style:text-properties style:font-name="Monospace" fo:font-size="9pt" style:text-underline-style="none" style:font-size-asian="9pt" style:font-size-complex="9pt"/>
    </style:style>
    <style:style style:name="P14" style:family="paragraph" style:parent-style-name="Standard" style:list-style-name="L1">
      <style:paragraph-properties fo:text-align="start" style:justify-single-word="false"/>
      <style:text-properties style:font-name="Monospace" fo:font-size="9pt" style:text-underline-style="none" style:font-size-asian="9pt" style:font-size-complex="9pt"/>
    </style:style>
    <style:style style:name="P15" style:family="paragraph" style:parent-style-name="Standard" style:list-style-name="L1">
      <style:paragraph-properties fo:text-align="start" style:justify-single-word="false"/>
      <style:text-properties style:font-name="Monospace" fo:font-size="9pt" style:text-underline-style="none" style:font-size-asian="9pt" style:font-size-complex="9pt"/>
    </style:style>
    <style:style style:name="P16" style:family="paragraph" style:parent-style-name="Standard" style:list-style-name="L1">
      <style:paragraph-properties fo:text-align="start" style:justify-single-word="false"/>
      <style:text-properties style:font-name="Monospace" fo:font-size="9pt" style:text-underline-style="none" style:font-size-asian="9pt" style:font-size-complex="9pt"/>
    </style:style>
    <style:style style:name="P17" style:family="paragraph" style:parent-style-name="Standard" style:list-style-name="L1">
      <style:paragraph-properties fo:text-align="start" style:justify-single-word="false"/>
      <style:text-properties style:font-name="Monospace" fo:font-size="9pt" style:text-underline-style="none" style:font-size-asian="9pt" style:font-size-complex="9pt"/>
    </style:style>
    <style:style style:name="P18" style:family="paragraph" style:parent-style-name="Standard" style:list-style-name="L1">
      <style:paragraph-properties fo:text-align="start" style:justify-single-word="false"/>
      <style:text-properties style:font-name="Monospace" fo:font-size="9pt" style:text-underline-style="none" style:font-size-asian="9pt" style:font-size-complex="9pt"/>
    </style:style>
    <style:style style:name="P19" style:family="paragraph" style:parent-style-name="Standard" style:list-style-name="L1">
      <style:paragraph-properties fo:text-align="start" style:justify-single-word="false"/>
      <style:text-properties style:font-name="Monospace" fo:font-size="9pt" style:text-underline-style="none" style:font-size-asian="9pt" style:font-size-complex="9pt"/>
    </style:style>
    <style:style style:name="P20" style:family="paragraph" style:parent-style-name="Standard" style:list-style-name="L1">
      <style:paragraph-properties fo:text-align="start" style:justify-single-word="false"/>
      <style:text-properties style:font-name="Monospace" fo:font-size="9pt" style:text-underline-style="none" style:font-size-asian="9pt" style:font-size-complex="9pt"/>
    </style:style>
    <style:style style:name="P21" style:family="paragraph" style:parent-style-name="Standard" style:list-style-name="L1">
      <style:paragraph-properties fo:text-align="start" style:justify-single-word="false"/>
      <style:text-properties style:font-name="Monospace" fo:font-size="9pt" style:text-underline-style="none" style:font-size-asian="9pt" style:font-size-complex="9pt"/>
    </style:style>
    <style:style style:name="P22" style:family="paragraph" style:parent-style-name="Standard" style:list-style-name="L1">
      <style:paragraph-properties fo:text-align="start" style:justify-single-word="false"/>
      <style:text-properties style:font-name="Monospace" fo:font-size="9pt" style:text-underline-style="none" style:font-size-asian="9pt" style:font-size-complex="9pt"/>
    </style:style>
    <style:style style:name="P23" style:family="paragraph" style:parent-style-name="Standard">
      <style:paragraph-properties fo:text-align="start" style:justify-single-word="false"/>
      <style:text-properties style:font-name="Monospace" fo:font-size="9pt" style:text-underline-style="none" fo:font-weight="normal" style:font-size-asian="9pt" style:font-weight-asian="normal" style:font-size-complex="9pt" style:font-weight-complex="normal"/>
    </style:style>
    <style:style style:name="P24" style:family="paragraph" style:parent-style-name="Standard">
      <style:paragraph-properties fo:text-align="start" style:justify-single-word="false"/>
      <style:text-properties fo:color="#000000" style:font-name="Monospace" fo:font-size="9pt" style:text-underline-style="none" fo:font-weight="normal" style:font-name-asian="DejaVu Sans Mono" style:font-size-asian="9pt" style:font-weight-asian="normal" style:font-name-complex="DejaVu Sans Mono" style:font-size-complex="9pt" style:font-weight-complex="normal"/>
    </style:style>
    <style:style style:name="P25" style:family="paragraph" style:parent-style-name="Standard">
      <style:paragraph-properties fo:text-align="start" style:justify-single-word="false" fo:break-before="page"/>
      <style:text-properties style:font-name="Verdana" style:text-underline-style="solid" style:text-underline-width="auto" style:text-underline-color="font-color" fo:font-weight="bold" style:font-weight-asian="bold" style:font-weight-complex="bold"/>
    </style:style>
    <style:style style:name="P26" style:family="paragraph" style:parent-style-name="Standard">
      <style:paragraph-properties fo:text-align="start" style:justify-single-word="false" fo:break-before="page"/>
      <style:text-properties style:font-name="Verdana" style:text-underline-style="solid" style:text-underline-width="auto" style:text-underline-color="font-color"/>
    </style:style>
    <style:style style:name="P27" style:family="paragraph" style:parent-style-name="Standard">
      <style:paragraph-properties fo:text-align="start" style:justify-single-word="false" fo:break-before="page"/>
      <style:text-properties style:font-name="Verdana" style:text-underline-style="solid" style:text-underline-width="auto" style:text-underline-color="font-color" fo:font-weight="normal" style:font-weight-asian="normal" style:font-weight-complex="normal"/>
    </style:style>
    <style:style style:name="P28" style:family="paragraph" style:parent-style-name="Standard">
      <style:paragraph-properties fo:margin-left="0cm" fo:margin-right="0cm" fo:text-align="start" style:justify-single-word="false" fo:text-indent="0cm" style:auto-text-indent="false"/>
      <style:text-properties style:font-name="Verdana" style:text-underline-style="none"/>
    </style:style>
    <style:style style:name="P29" style:family="paragraph" style:parent-style-name="Standard">
      <style:paragraph-properties fo:margin-left="0cm" fo:margin-right="0cm" fo:text-align="start" style:justify-single-word="false" fo:text-indent="0cm" style:auto-text-indent="false"/>
      <style:text-properties style:font-name="Verdana" style:text-underline-style="none" fo:font-weight="normal" style:font-weight-asian="normal" style:font-weight-complex="normal"/>
    </style:style>
    <style:style style:name="P30" style:family="paragraph" style:parent-style-name="Standard">
      <style:paragraph-properties fo:margin-left="0cm" fo:margin-right="0cm" fo:text-align="start" style:justify-single-word="false" fo:text-indent="0cm" style:auto-text-indent="false"/>
      <style:text-properties style:font-name="Verdana" fo:font-style="italic" style:text-underline-style="none" style:font-style-asian="italic" style:font-style-complex="italic"/>
    </style:style>
    <style:style style:name="P31" style:family="paragraph" style:parent-style-name="Standard">
      <style:paragraph-properties fo:margin-left="0cm" fo:margin-right="0cm" fo:text-align="start" style:justify-single-word="false" fo:text-indent="0cm" style:auto-text-indent="false"/>
      <style:text-properties style:font-name="Verdana" style:text-underline-style="solid" style:text-underline-width="auto" style:text-underline-color="font-color"/>
    </style:style>
    <style:style style:name="P32" style:family="paragraph" style:parent-style-name="Standard">
      <style:paragraph-properties fo:margin-left="0cm" fo:margin-right="0cm" fo:text-align="start" style:justify-single-word="false" fo:text-indent="0cm" style:auto-text-indent="false"/>
      <style:text-properties style:font-name="Verdana" fo:font-style="normal" style:text-underline-style="solid" style:text-underline-width="auto" style:text-underline-color="font-color" fo:font-weight="normal" style:font-style-asian="normal" style:font-weight-asian="normal" style:font-style-complex="normal" style:font-weight-complex="normal"/>
    </style:style>
    <style:style style:name="P33" style:family="paragraph" style:parent-style-name="Standard">
      <style:paragraph-properties fo:margin-left="0cm" fo:margin-right="0cm" fo:text-align="start" style:justify-single-word="false" fo:text-indent="0cm" style:auto-text-indent="false"/>
      <style:text-properties style:font-name="Verdana" fo:font-style="normal" style:text-underline-style="none" fo:font-weight="normal" style:font-style-asian="normal" style:font-weight-asian="normal" style:font-style-complex="normal" style:font-weight-complex="normal"/>
    </style:style>
    <style:style style:name="P34" style:family="paragraph" style:parent-style-name="Standard">
      <style:paragraph-properties fo:margin-left="0cm" fo:margin-right="0cm" fo:text-align="start" style:justify-single-word="false" fo:text-indent="0cm" style:auto-text-indent="false"/>
      <style:text-properties style:font-name="Monospace" fo:font-size="9pt" style:text-underline-style="none" fo:font-weight="normal" style:font-size-asian="9pt" style:font-weight-asian="normal" style:font-size-complex="9pt" style:font-weight-complex="normal"/>
    </style:style>
    <style:style style:name="P35" style:family="paragraph" style:parent-style-name="Standard">
      <style:paragraph-properties fo:margin-left="0cm" fo:margin-right="0cm" fo:text-align="start" style:justify-single-word="false" fo:text-indent="0cm" style:auto-text-indent="false" fo:break-before="page"/>
      <style:text-properties style:font-name="Verdana" style:text-underline-style="solid" style:text-underline-width="auto" style:text-underline-color="font-color" fo:font-weight="normal" style:font-weight-asian="normal" style:font-weight-complex="normal"/>
    </style:style>
    <style:style style:name="P36" style:family="paragraph" style:parent-style-name="Standard">
      <style:paragraph-properties fo:margin-left="0cm" fo:margin-right="0cm" fo:text-align="start" style:justify-single-word="false" fo:text-indent="0cm" style:auto-text-indent="false" fo:break-before="page"/>
      <style:text-properties style:font-name="Verdana" style:text-underline-style="solid" style:text-underline-width="auto" style:text-underline-color="font-color" fo:font-weight="bold" style:font-weight-asian="bold" style:font-weight-complex="bold"/>
    </style:style>
    <style:style style:name="P37" style:family="paragraph" style:parent-style-name="Standard">
      <style:paragraph-properties fo:margin-left="0cm" fo:margin-right="0cm" fo:text-align="start" style:justify-single-word="false" fo:text-indent="0cm" style:auto-text-indent="false" fo:break-before="page"/>
      <style:text-properties style:font-name="Verdana" fo:font-style="normal" style:text-underline-style="solid" style:text-underline-width="auto" style:text-underline-color="font-color" fo:font-weight="bol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normal" style:text-underline-style="none" style:font-style-asian="normal" style:font-style-complex="normal"/>
    </style:style>
    <style:style style:name="T7" style:family="text">
      <style:text-properties style:font-name="Monospace" fo:font-size="9pt" fo:font-style="normal" style:font-size-asian="9pt" style:font-style-asian="normal" style:font-size-complex="9pt" style:font-style-complex="normal"/>
    </style:style>
    <style:style style:name="T8" style:family="text">
      <style:text-properties style:text-position="super 58%"/>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2">JAGaToo's InputSystem</text:p>
      <text:p text:style-name="P1"/>
      <text:p text:style-name="P1">author: Marvin Fröhlich</text:p>
      <text:p text:style-name="P1"/>
      <text:p text:style-name="P1">last update: May 1<text:span text:style-name="T8">st</text:span> 2008</text:p>
      <text:p text:style-name="P1"/>
      <text:p text:style-name="P25">Chapter 0 - Introduction</text:p>
      <text:p text:style-name="P3"/>
      <text:p text:style-name="P3">Welcome to the documentation for JAGaToo's <text:span text:style-name="T1">InputSystem</text:span>. This paper will give you a general overview of the <text:span text:style-name="T1">InputSystem</text:span>'s features, structure and usage. I hope, it is complete and you will know, what to do after reading. If there are any remaining obscurities or any aspects, that remain unexplained, please let me know. I'm mainly hanging around on Xith3D's board at <text:a xlink:type="simple" xlink:href="http://xith.org/forum/">http://xith.org/forum/</text:a></text:p>
      <text:p text:style-name="P3"/>
      <text:p text:style-name="P3">JAGaToo's <text:span text:style-name="T1">InputSystem</text:span> is designed to cooperate with any kind of Java-application, that needs abstracted input support. It provides a complete set of listeners for any input event, that can be generated by the abstracted <text:span text:style-name="T1">InputDevices</text:span>/-<text:span text:style-name="T1">Components</text:span>. Alternatively to going with listeners you can define bindings of <text:span text:style-name="T1">InputComponents</text:span> to <text:span text:style-name="T1">InputActions</text:span>. Then you can use an <text:span text:style-name="T1">InputStatesManager</text:span><text:span text:style-name="T4"> to query the current state of an </text:span><text:span text:style-name="T1">InputComponent</text:span><text:span text:style-name="T4"> bound to a specific </text:span><text:span text:style-name="T1">InputAction</text:span><text:span text:style-name="T4">.</text:span></text:p>
      <text:p text:style-name="P3"><text:span text:style-name="T4"/></text:p>
      <text:p text:style-name="P3"><text:span text:style-name="T4">But that's just a raw description. Now let's got for the details. I hope, you enjoy it :).</text:span></text:p>
      <text:p text:style-name="P3"><text:span text:style-name="T4"/></text:p>
      <text:p text:style-name="P25"><text:span text:style-name="T4">Chapter 1 – The </text:span><text:span text:style-name="T1">InputSystem</text:span></text:p>
      <text:p text:style-name="P8"><text:span text:style-name="T4"/></text:p>
      <text:p text:style-name="P33">The <text:span text:style-name="T1">InputSystem</text:span> class is the root of everything. It is meant to be used as a singleton. You can retrieve the instance through getInstance(). hasInstance() will return false until the getInstance() method is first used or an instance is provided to the setInstance() method. This enables you to use it the non-singleton way.</text:p>
      <text:p text:style-name="P33"/>
      <text:p text:style-name="P33">The <text:span text:style-name="T1">InputSystem</text:span> provides methods to register new <text:span text:style-name="T1">InputDevices</text:span>, add <text:span text:style-name="T1">InputListeners</text:span>, <text:span text:style-name="T1">InputStateListeners</text:span>, <text:span text:style-name="T1">InputHandlers</text:span> and <text:span text:style-name="T1">InputStateManagers</text:span>.</text:p>
      <text:p text:style-name="P33"/>
      <text:p text:style-name="P33">The used instance must be updated with the current nano-time as frequently as you want.</text:p>
      <text:p text:style-name="P33"/>
      <text:p text:style-name="P33">Besides waiting for input events generated by the hardware itself you can use the <text:span text:style-name="T1">InputSystem</text:span>'s <text:span text:style-name="T1">EventQueue</text:span> to manually push events. The <text:span text:style-name="T1">EventQueue</text:span> is flushed each time with the update() method and the contained events are forwarded to the listeners.</text:p>
      <text:p text:style-name="P25"><text:span text:style-name="T4">Chapter 2 – InputDevices</text:span></text:p>
      <text:p text:style-name="P8"><text:span text:style-name="T4"/></text:p>
      <text:p text:style-name="P8"><text:span text:style-name="T4">In </text:span><text:span text:style-name="T1">JAGaToo</text:span><text:span text:style-name="T4">'s </text:span><text:span text:style-name="T1">InputSystem</text:span><text:span text:style-name="T4"> </text:span><text:span text:style-name="T1">InputDevice</text:span><text:span text:style-name="T4"> is the most basic abstraction of any kind of device capable of generating input events. Here is the class inheritance:</text:span></text:p>
      <text:p text:style-name="P8"><text:span text:style-name="T4"/></text:p>
      <text:p text:style-name="P9">InputDevice</text:p>
      <text:p text:style-name="P8"><text:span text:style-name="T4"><text:tab/></text:span><text:span text:style-name="T1">Keyboard</text:span></text:p>
      <text:p text:style-name="P8"><text:span text:style-name="T4"><text:tab/><text:tab/>(Implementation1)</text:span></text:p>
      <text:p text:style-name="P8"><text:span text:style-name="T4"><text:tab/><text:tab/>(Implementation2)</text:span></text:p>
      <text:p text:style-name="P8"><text:span text:style-name="T4"><text:tab/><text:tab/>(...)</text:span></text:p>
      <text:p text:style-name="P8"><text:span text:style-name="T4"><text:tab/></text:span><text:span text:style-name="T1">Mouse</text:span></text:p>
      <text:p text:style-name="P8"><text:span text:style-name="T4"><text:tab/><text:tab/>(Implementation1)</text:span></text:p>
      <text:p text:style-name="P8"><text:span text:style-name="T4"><text:tab/><text:tab/>(Implementation2)</text:span></text:p>
      <text:p text:style-name="P8"><text:span text:style-name="T4"><text:tab/><text:tab/>(...)</text:span></text:p>
      <text:p text:style-name="P8"><text:span text:style-name="T4"><text:tab/></text:span><text:span text:style-name="T1">Controller</text:span></text:p>
      <text:p text:style-name="P8"><text:span text:style-name="T4"><text:tab/><text:tab/>(Implementation1)</text:span></text:p>
      <text:p text:style-name="P8"><text:span text:style-name="T4"><text:tab/><text:tab/>(Implementation2)</text:span></text:p>
      <text:p text:style-name="P8"><text:span text:style-name="T4"><text:tab/><text:tab/>(...)</text:span></text:p>
      <text:p text:style-name="P8"><text:span text:style-name="T4"/></text:p>
      <text:p text:style-name="P8"><text:span text:style-name="T4">The goal is to always use the devices as </text:span><text:span text:style-name="T1">InputDevice</text:span><text:span text:style-name="T4">, </text:span><text:span text:style-name="T1">Keyboard</text:span><text:span text:style-name="T4">, </text:span><text:span text:style-name="T1">Mouse</text:span><text:span text:style-name="T4"> or </text:span><text:span text:style-name="T1">Controller</text:span><text:span text:style-name="T4">, but never use or even see one of the implementation classes. Therefore all </text:span><text:span text:style-name="T1">InputDevice</text:span><text:span text:style-name="T4"> instances are created by implementations of </text:span><text:span text:style-name="T1">InputDeviceFactory</text:span><text:span text:style-name="T4">, </text:span><text:span text:style-name="T1">KeyboardFactory</text:span><text:span text:style-name="T4">, </text:span><text:span text:style-name="T1">MouseFactory</text:span><text:span text:style-name="T4"> and </text:span><text:span text:style-name="T1">ControllerFactory</text:span><text:span text:style-name="T4">. The last three ones are just interfaces, which are all implemented by </text:span><text:span text:style-name="T1">InputDeviceFactory</text:span><text:span text:style-name="T4"> (abstract class). In principle is is not important, where to get the factories from. But the supposed way to go is to retrieve them from your implementation(s) of </text:span><text:span text:style-name="T1">InputSourceWindow</text:span><text:span text:style-name="T4">, which is described later.</text:span></text:p>
      <text:p text:style-name="P8"><text:span text:style-name="T4"/></text:p>
      <text:p text:style-name="P5"><text:span text:style-name="T5">All </text:span><text:span text:style-name="T2">InputDevices</text:span><text:span text:style-name="T5"> are composed of a set of </text:span><text:span text:style-name="T2">DeviceComponents</text:span><text:span text:style-name="T5">, which are described in detail in the next chapter.</text:span></text:p>
      <text:p text:style-name="P5"><text:span text:style-name="T5"/></text:p>
      <text:p text:style-name="P25"><text:span text:style-name="T4">Chapter 3 – DeviceComponents</text:span></text:p>
      <text:p text:style-name="P8"><text:span text:style-name="T4"/></text:p>
      <text:p text:style-name="P8"><text:span text:style-name="T4">As described in the last chapter </text:span><text:span text:style-name="T1">InputDevices</text:span><text:span text:style-name="T4"> are composed of a set of </text:span><text:span text:style-name="T1">DeviceComponents</text:span><text:span text:style-name="T4">. Now I will describe them in detail.</text:span></text:p>
      <text:p text:style-name="P8"><text:span text:style-name="T4"/></text:p>
      <text:p text:style-name="P8"><text:span text:style-name="T4">Besides the most basic type </text:span><text:span text:style-name="T1">DeviceComponent</text:span><text:span text:style-name="T4"> there are two other general types </text:span><text:span text:style-name="T1">AnalogDeviceComponent</text:span><text:span text:style-name="T4"> and </text:span><text:span text:style-name="T1">DigitalDeviceComponent</text:span><text:span text:style-name="T4">, which both extend </text:span><text:span text:style-name="T1">DeviceComponent</text:span><text:span text:style-name="T4">. While </text:span><text:span text:style-name="T1">DigitalDeviceComponents</text:span><text:span text:style-name="T4"> can have only two states (like a boolean) </text:span><text:span text:style-name="T1">AnalogDeviceComponents</text:span><text:span text:style-name="T4"> can have arbitrary states, which can be read as floats or as ints, where the int values are always the same as the float values, but scaled by a certain factory (initialized with 1000). The float values can also be read as normalized values in the range [-1, +1].</text:span></text:p>
      <text:p text:style-name="P8"><text:span text:style-name="T4"/></text:p>
      <text:p text:style-name="P6"><text:span text:style-name="T1">DeviceComponents</text:span><text:span text:style-name="T4"> of a </text:span><text:span text:style-name="T1">Keyboard</text:span><text:span text:style-name="T4">:</text:span></text:p>
      <text:p text:style-name="P8"><text:span text:style-name="T4"/></text:p>
      <text:p text:style-name="P8"><text:span text:style-name="T4">A </text:span><text:span text:style-name="T1">Keyboard</text:span><text:span text:style-name="T4"> is composed of a certain number of </text:span><text:span text:style-name="T1">Keys</text:span><text:span text:style-name="T4">. Since very most systems only have one single Keyboard attached, I made a design decision to handle the </text:span><text:span text:style-name="T1">Key</text:span><text:span text:style-name="T4"> instances as singletons. There's a class </text:span><text:span text:style-name="T1">Keys</text:span><text:span text:style-name="T4">, that keeps static final fields to access all possible keys. Because of this singleton pattern the key-states cannot be retrieved from the </text:span><text:span text:style-name="T1">Key</text:span><text:span text:style-name="T4"> instances, but are kept in the </text:span><text:span text:style-name="T1">Keyboard</text:span><text:span text:style-name="T4"> instance and can be read through getKeyState() and isKeyPressed().</text:span></text:p>
      <text:p text:style-name="P8"><text:span text:style-name="T4"/></text:p>
      <text:p text:style-name="P6"><text:span text:style-name="T4">Switching over </text:span><text:span text:style-name="T1">Keys</text:span><text:span text:style-name="T4">:</text:span></text:p>
      <text:p text:style-name="P8"><text:span text:style-name="T4"/></text:p>
      <text:p text:style-name="P8"><text:span text:style-name="T4">In most onKeyPressed/Released/StateChanged events you will want to switch over the triggering </text:span><text:span text:style-name="T1">Key</text:span><text:span text:style-name="T4">. Since </text:span><text:span text:style-name="T1">Key</text:span><text:span text:style-name="T4"> is not an int or an enum, you cannot simply do this. Therefore you can retrieve a </text:span><text:span text:style-name="T1">KeyID</text:span><text:span text:style-name="T4"> element from the </text:span><text:span text:style-name="T1">Key</text:span><text:span text:style-name="T4"> through getKeyID(). </text:span><text:span text:style-name="T1">KeyID</text:span><text:span text:style-name="T4"> is an enum, which allows for switching. This would look like this:</text:span></text:p>
      <text:p text:style-name="P8"><text:span text:style-name="T4"/></text:p>
      <text:p text:style-name="P23"><text:span text:style-name="T4">public void onKeyPressed( KeyPressedEvent e, Key key )</text:span></text:p>
      <text:p text:style-name="P23"><text:span text:style-name="T4">{</text:span></text:p>
      <text:p text:style-name="P23"><text:span text:style-name="T4"><text:s text:c="4"/>switch ( key.getKeyID() )</text:span></text:p>
      <text:p text:style-name="P23"><text:span text:style-name="T4"><text:s text:c="4"/>{</text:span></text:p>
      <text:p text:style-name="P23"><text:span text:style-name="T4"><text:s text:c="8"/>case X:</text:span></text:p>
      <text:p text:style-name="P23"><text:span text:style-name="T4"><text:s text:c="12"/>openTheXFiles();</text:span></text:p>
      <text:p text:style-name="P23"><text:span text:style-name="T4"><text:s text:c="12"/>break;</text:span></text:p>
      <text:p text:style-name="P23"><text:span text:style-name="T4"><text:s text:c="8"/>case _1:</text:span></text:p>
      <text:p text:style-name="P23"><text:span text:style-name="T4"><text:s text:c="12"/>executeTheFirstCommand();</text:span></text:p>
      <text:p text:style-name="P23"><text:span text:style-name="T4"><text:s text:c="12"/>break;</text:span></text:p>
      <text:p text:style-name="P23"><text:span text:style-name="T4"><text:s text:c="8"/>case ESCAPE:</text:span></text:p>
      <text:p text:style-name="P23"><text:span text:style-name="T4"><text:s text:c="12"/>doSomethingToEscape();</text:span></text:p>
      <text:p text:style-name="P23"><text:span text:style-name="T4"><text:s text:c="12"/>break;</text:span></text:p>
      <text:p text:style-name="P23"><text:span text:style-name="T4"><text:s text:c="4"/>}</text:span></text:p>
      <text:p text:style-name="P23"><text:span text:style-name="T4">}</text:span></text:p>
      <text:p text:style-name="P8"><text:span text:style-name="T4"/></text:p>
      <text:p text:style-name="P27"><text:span text:style-name="T1">DeviceComponents</text:span><text:span text:style-name="T4"> of a </text:span><text:span text:style-name="T1">Mouse</text:span><text:span text:style-name="T4">:</text:span></text:p>
      <text:p text:style-name="P8"><text:span text:style-name="T4"/></text:p>
      <text:p text:style-name="P8"><text:span text:style-name="T4">A </text:span><text:span text:style-name="T1">Mouse</text:span><text:span text:style-name="T4"> is composed of two axes (</text:span><text:span text:style-name="T1">MouseAxis</text:span><text:span text:style-name="T4">), a fixed number of </text:span><text:span text:style-name="T1">MouseButtons</text:span><text:span text:style-name="T4"> and possibly a </text:span><text:span text:style-name="T1">MouseWheel</text:span><text:span text:style-name="T4">. Not all implementations provide the possibility to know, if the mouse actually has a wheel. So in doubt the abstraction pretends to have one.</text:span></text:p>
      <text:p text:style-name="P8"><text:span text:style-name="T4"/></text:p>
      <text:p text:style-name="P8"><text:span text:style-name="T4">While the two </text:span><text:span text:style-name="T1">MouseAxis</text:span><text:span text:style-name="T4"> instances and the </text:span><text:span text:style-name="T1">MouseWheel</text:span><text:span text:style-name="T4"> are bound to a certain </text:span><text:span text:style-name="T1">Mouse</text:span><text:span text:style-name="T4"> instance the </text:span><text:span text:style-name="T1">MouseButtons</text:span><text:span text:style-name="T4"> are unique singletons. This design decision was made to to simplify the usage of </text:span><text:span text:style-name="T1">MouseButtons</text:span><text:span text:style-name="T4"> like </text:span><text:span text:style-name="T1">Keys</text:span><text:span text:style-name="T4">, so that they can be compared through the == operator. Very most systems only have one single </text:span><text:span text:style-name="T1">Mouse</text:span><text:span text:style-name="T4"> mounted (just like only one </text:span><text:span text:style-name="T1">Keyboard</text:span><text:span text:style-name="T4">). So states can only be read from the </text:span><text:span text:style-name="T1">Mouse</text:span><text:span text:style-name="T4">, but not from the </text:span><text:span text:style-name="T1">MouseButton</text:span><text:span text:style-name="T4"> instance. There is a class </text:span><text:span text:style-name="T1">MouseButtons</text:span><text:span text:style-name="T4">, that keeps static final fields to access the </text:span><text:span text:style-name="T1">MouseButton</text:span><text:span text:style-name="T4"> singletons.</text:span></text:p>
      <text:p text:style-name="P8"><text:span text:style-name="T4"/></text:p>
      <text:p text:style-name="P8"><text:span text:style-name="T4">The </text:span><text:span text:style-name="T1">MouseWheel</text:span><text:span text:style-name="T4"> class provides a static final field GLOBAL_WHEEL, that holds a special singleton instance of </text:span><text:span text:style-name="T1">MouseWheel</text:span><text:span text:style-name="T4">. When this instance is used for any kind of binding, then the wheel of each </text:span><text:span text:style-name="T1">Mouse</text:span><text:span text:style-name="T4"> registered to the </text:span><text:span text:style-name="T1">InputSystem</text:span><text:span text:style-name="T4"> will be responsible for this binding.</text:span></text:p>
      <text:p text:style-name="P6"><text:span text:style-name="T6"/></text:p>
      <text:p text:style-name="P6"><text:span text:style-name="T6">To be able to handle the </text:span><text:span text:style-name="T3">MouseWheel</text:span><text:span text:style-name="T6">'s up/down state-changes like button-clicks or key-presses, there're getUp() and getDown() method on a </text:span><text:span text:style-name="T3">MouseWheel</text:span><text:span text:style-name="T6">. They are special </text:span><text:span text:style-name="T3">DeviceComponents</text:span><text:span text:style-name="T6">, that can be used just like other ones. The </text:span><text:span text:style-name="T3">MouseButtons</text:span><text:span text:style-name="T6"> class, that keeps static accessors for all </text:span><text:span text:style-name="T3">MouseButtons</text:span><text:span text:style-name="T6"> also has two fields called WHEEL_UP and WHEEL_DOWN. They are simple aliases of MouseWheel.GLOBAL_WHEEL.getUP() and .getDown().</text:span></text:p>
      <text:p text:style-name="P8"><text:span text:style-name="T4"/></text:p>
      <text:p text:style-name="P6"><text:span text:style-name="T6">The mouse keeps a bitmask for the current buttons-state. The bit-values for the specific buttons can be retrieved through the </text:span><text:span text:style-name="T3">MouseButtons</text:span><text:span text:style-name="T6"> class, too (the MASK_* values), or the long way though the </text:span><text:span text:style-name="T3">MouseButton</text:span><text:span text:style-name="T6">'s getter getMaskValue().</text:span></text:p>
      <text:p text:style-name="P6"><text:span text:style-name="T6"/></text:p>
      <text:p text:style-name="P6"><text:span text:style-name="T1">DeviceComponents</text:span><text:span text:style-name="T4"> of a </text:span><text:span text:style-name="T1">Controller</text:span><text:span text:style-name="T4">:</text:span></text:p>
      <text:p text:style-name="P8"><text:span text:style-name="T4"/></text:p>
      <text:p text:style-name="P8"><text:span text:style-name="T4">A </text:span><text:span text:style-name="T1">Controller</text:span><text:span text:style-name="T4"> is composed of some axes (</text:span><text:span text:style-name="T1">ControllerAxis</text:span><text:span text:style-name="T4">) and some </text:span><text:span text:style-name="T1">ControllerButtons</text:span><text:span text:style-name="T4">.</text:span></text:p>
      <text:p text:style-name="P8"><text:span text:style-name="T4"/></text:p>
      <text:p text:style-name="P8"><text:span text:style-name="T4">Since there can be any number of </text:span><text:span text:style-name="T1">Controllers</text:span><text:span text:style-name="T4"> mounted to the system, no button or axis can be a singleton. So, all </text:span><text:span text:style-name="T1">ControllerButtons</text:span><text:span text:style-name="T4"> and </text:span><text:span text:style-name="T1">ControllerAxes</text:span><text:span text:style-name="T4"> are new instances attached to only one </text:span><text:span text:style-name="T1">Controller</text:span><text:span text:style-name="T4"> instance.</text:span></text:p>
      <text:p text:style-name="P8"><text:span text:style-name="T4"/></text:p>
      <text:p text:style-name="P25"><text:span text:style-name="T4">Chapter 4 – The Listeners</text:span></text:p>
      <text:p text:style-name="P3"><text:span text:style-name="T4"/></text:p>
      <text:p text:style-name="P3"><text:span text:style-name="T4">What is an input listener? Well, I guess, you already know the answer, since you're a Java developer and have used AWT's listeners quite a lot, haven't you? JAGaToo's input listeners are quite similar, but are specially designed for games (though of course still perfectly usable for any other purpose).</text:span></text:p>
      <text:p text:style-name="P3"><text:span text:style-name="T4"/></text:p>
      <text:p text:style-name="P3"><text:span text:style-name="T4">Listeners in JAGaToo's </text:span><text:span text:style-name="T1">InputSystem</text:span><text:span text:style-name="T4"> can be bound to any kind of DeviceComponent, of which there are three (currently): </text:span><text:span text:style-name="T1">Keyboard</text:span><text:span text:style-name="T4">, </text:span><text:span text:style-name="T1">Mouse</text:span><text:span text:style-name="T4"> and </text:span><text:span text:style-name="T1">Controller</text:span><text:span text:style-name="T4">.</text:span></text:p>
      <text:p text:style-name="P3"><text:span text:style-name="T4"/></text:p>
      <text:p text:style-name="P3"><text:span text:style-name="T4">In general there are </text:span><text:span text:style-name="T1">InputStateListeners</text:span><text:span text:style-name="T4">, that simply receive events for any state-change of an </text:span><text:span text:style-name="T1">InputDevice</text:span><text:span text:style-name="T4">'s </text:span><text:span text:style-name="T1">DeviceComponent</text:span><text:span text:style-name="T4"> and concrete listeners like the </text:span><text:span text:style-name="T1">KeyboardListener</text:span><text:span text:style-name="T4">, </text:span><text:span text:style-name="T1">MouseListener</text:span><text:span text:style-name="T4"> and </text:span><text:span text:style-name="T1">ControllerListener</text:span><text:span text:style-name="T4">. To simplify these concrete listeners' usage there's an InputListener interface, that unites them. For any listener, that has more than just one method there's also an Adapter class. For a complete list of listeners/adapters please refer to the package </text:span><text:span text:style-name="T1">org.jagatoo.input.listeners</text:span><text:span text:style-name="T4">.</text:span></text:p>
      <text:p text:style-name="P3"><text:span text:style-name="T4"/></text:p>
      <text:p text:style-name="P3"><text:span text:style-name="T4">As a general rule any event method (like the ones of listeners) carry the “on” prefix.</text:span></text:p>
      <text:p text:style-name="P3"><text:span text:style-name="T4"/></text:p>
      <text:p text:style-name="P3"><text:span text:style-name="T4">Let's see the three most important examples:</text:span></text:p>
      <text:p text:style-name="P3"><text:span text:style-name="T4"/></text:p>
      <text:p text:style-name="P4"><text:span text:style-name="T4">KeyboadListener:</text:span></text:p>
      <text:p text:style-name="P7"><text:span text:style-name="T4"/></text:p>
      <text:p text:style-name="P7"><text:span text:style-name="T4">The </text:span><text:span text:style-name="T1">KeyboardListener</text:span><text:span text:style-name="T4"> provides four event methods:</text:span></text:p>
      <text:p text:style-name="P7"><text:span text:style-name="T4"/></text:p>
      <text:list text:style-name="L1">
        <text:list-item>
          <text:p text:style-name="P10"><text:span text:style-name="T4">onKeyPressed( KeyPressedEvent e, Key key )</text:span></text:p>
        </text:list-item>
        <text:list-item>
          <text:p text:style-name="P10"><text:span text:style-name="T4">onKeyReleased( KeyReleasedEvent e, Key key )</text:span></text:p>
        </text:list-item>
        <text:list-item>
          <text:p text:style-name="P10"><text:span text:style-name="T4">onKeyStateChanged( KeyStateEvent e, Key key, boolean state )</text:span></text:p>
        </text:list-item>
        <text:list-item>
          <text:p text:style-name="P10"><text:span text:style-name="T4">onKeyTyped( KeyTypedEvent e, char ch )</text:span></text:p>
        </text:list-item>
      </text:list>
      <text:p text:style-name="P28"><text:span text:style-name="T4"/></text:p>
      <text:p text:style-name="P28"><text:span text:style-name="T4">As you can see JAGaToo's </text:span><text:span text:style-name="T1">InputSystem</text:span><text:span text:style-name="T4">'s listeners don't simply pass the event instance to the event-methods, but also some of the most important fields as plain parameters. this way it is easier to work with them. Of course all these additional parameters are accessible through the event instance, too.</text:span></text:p>
      <text:p text:style-name="P28"><text:span text:style-name="T4"/></text:p>
      <text:p text:style-name="P31"><text:span text:style-name="T4">Event inheritance:</text:span></text:p>
      <text:p text:style-name="P31"><text:span text:style-name="T4"/></text:p>
      <text:p text:style-name="P30">InputEvent</text:p>
      <text:p text:style-name="P28"><text:span text:style-name="T4"><text:tab/></text:span><text:span text:style-name="T1">KeyboardEvent</text:span></text:p>
      <text:p text:style-name="P28"><text:span text:style-name="T4"><text:tab/><text:tab/></text:span><text:span text:style-name="T1">KeyStateEvent</text:span></text:p>
      <text:p text:style-name="P28"><text:span text:style-name="T4"><text:tab/><text:tab/><text:tab/></text:span><text:span text:style-name="T1">KeyPressedEvent</text:span></text:p>
      <text:p text:style-name="P28"><text:span text:style-name="T4"><text:tab/><text:tab/><text:tab/></text:span><text:span text:style-name="T1">KeyReleasedEvent</text:span></text:p>
      <text:p text:style-name="P28"><text:span text:style-name="T4"><text:tab/><text:tab/></text:span><text:span text:style-name="T1">KeyTypedEvent</text:span></text:p>
      <text:p text:style-name="P28"><text:span text:style-name="T4"/></text:p>
      <text:p text:style-name="P28"><text:span text:style-name="T4">Please see the description of the Key class above for more details.</text:span></text:p>
      <text:p text:style-name="P26"><text:span text:style-name="T4">MouseListener:</text:span></text:p>
      <text:p text:style-name="P7"><text:span text:style-name="T4"/></text:p>
      <text:p text:style-name="P7"><text:span text:style-name="T4">The </text:span><text:span text:style-name="T1">MouseListener</text:span><text:span text:style-name="T4"> provides five event methods:</text:span></text:p>
      <text:p text:style-name="P7"><text:span text:style-name="T4"/></text:p>
      <text:list text:style-name="L1">
        <text:list-item>
          <text:p text:style-name="P10"><text:span text:style-name="T4">onMouseButtonPressed( MouseButtonPressedEvent e, MouseButton button )</text:span></text:p>
        </text:list-item>
        <text:list-item>
          <text:p text:style-name="P10"><text:span text:style-name="T4">onMouseButtonReleased( MouseButtonReleasedEvent e, MouseButton button )</text:span></text:p>
        </text:list-item>
        <text:list-item>
          <text:p text:style-name="P10"><text:span text:style-name="T4">onMouseButtonStateChanged( MouseButtonEvent e, MouseButton button, boolean state )</text:span></text:p>
        </text:list-item>
        <text:list-item>
          <text:p text:style-name="P10"><text:span text:style-name="T4">onMouseMoved( MouseMovedEvent e, int x, int y, int dx, int dy )</text:span></text:p>
        </text:list-item>
        <text:list-item>
          <text:p text:style-name="P10"><text:span text:style-name="T4">onMouseWheelMoved( MouseWheelEvent e, int wheelDelta )</text:span></text:p>
        </text:list-item>
      </text:list>
      <text:p text:style-name="P28"><text:span text:style-name="T4"/></text:p>
      <text:p text:style-name="P28"><text:span text:style-name="T4">Again the most important values of each event are additionally passed as plain parameters.</text:span></text:p>
      <text:p text:style-name="P28"><text:span text:style-name="T4"/></text:p>
      <text:p text:style-name="P31"><text:span text:style-name="T4">Event inheritance:</text:span></text:p>
      <text:p text:style-name="P31"><text:span text:style-name="T4"/></text:p>
      <text:p text:style-name="P30">InputEvent</text:p>
      <text:p text:style-name="P28"><text:span text:style-name="T4"><text:tab/></text:span><text:span text:style-name="T1">MouseEvent</text:span></text:p>
      <text:p text:style-name="P28"><text:span text:style-name="T4"><text:tab/><text:tab/></text:span><text:span text:style-name="T1">MouseButtonEvent</text:span></text:p>
      <text:p text:style-name="P28"><text:span text:style-name="T4"><text:tab/><text:tab/><text:tab/></text:span><text:span text:style-name="T1">MouseButtonPressedEvent</text:span></text:p>
      <text:p text:style-name="P28"><text:span text:style-name="T4"><text:tab/><text:tab/><text:tab/></text:span><text:span text:style-name="T1">MouseButtonReleasedEvent</text:span></text:p>
      <text:p text:style-name="P28"><text:span text:style-name="T4"><text:tab/><text:tab/></text:span><text:span text:style-name="T1">MouseMovedEvent</text:span></text:p>
      <text:p text:style-name="P28"><text:span text:style-name="T4"><text:tab/><text:tab/></text:span><text:span text:style-name="T1">MouseWheelEvent</text:span></text:p>
      <text:p text:style-name="P28"><text:span text:style-name="T4"/></text:p>
      <text:p text:style-name="P28"><text:span text:style-name="T4">Please see the description of the MouseButton class above for more details.</text:span></text:p>
      <text:p text:style-name="P28"><text:span text:style-name="T4"/></text:p>
      <text:p text:style-name="P31"><text:span text:style-name="T4">ControllerListener:</text:span></text:p>
      <text:p text:style-name="P7"><text:span text:style-name="T4"/></text:p>
      <text:p text:style-name="P7"><text:span text:style-name="T4">The </text:span><text:span text:style-name="T1">ControllerListener</text:span><text:span text:style-name="T4"> provides four event methods:</text:span></text:p>
      <text:p text:style-name="P7"><text:span text:style-name="T4"/></text:p>
      <text:list text:style-name="L1">
        <text:list-item>
          <text:p text:style-name="P10"><text:span text:style-name="T4">onControllerButtonPressed( ControllerButtonPressedEvent e,<text:line-break/> <text:s text:c="27"/>ControllerButton button )</text:span></text:p>
        </text:list-item>
        <text:list-item>
          <text:p text:style-name="P10"><text:span text:style-name="T4">onControllerButtonReleased( ControllerButtonReleasedEvent e,<text:line-break/> <text:s text:c="27"/>ControllerButton button )</text:span></text:p>
        </text:list-item>
        <text:list-item>
          <text:p text:style-name="P10"><text:span text:style-name="T4">onControllerButtonStateChanged( ControllerButtonEvent e,<text:line-break/> <text:s text:c="31"/>ControllerButton button, boolean state )</text:span></text:p>
        </text:list-item>
        <text:list-item>
          <text:p text:style-name="P10"><text:span text:style-name="T4">onControllerAxisChanged( ControllerAxisChangedEvent e,<text:line-break/> <text:s text:c="24"/>ControllerAxis axis, float axisDelta )</text:span></text:p>
        </text:list-item>
      </text:list>
      <text:p text:style-name="P28"><text:span text:style-name="T4"/></text:p>
      <text:p text:style-name="P28"><text:span text:style-name="T4">And again some additional plain parameters for each event.</text:span></text:p>
      <text:p text:style-name="P28"><text:span text:style-name="T4"/></text:p>
      <text:p text:style-name="P31"><text:span text:style-name="T4">Event inheritance:</text:span></text:p>
      <text:p text:style-name="P31"><text:span text:style-name="T4"/></text:p>
      <text:p text:style-name="P30">InputEvent</text:p>
      <text:p text:style-name="P28"><text:span text:style-name="T4"><text:tab/></text:span><text:span text:style-name="T1">ControllerEvent</text:span></text:p>
      <text:p text:style-name="P28"><text:span text:style-name="T4"><text:tab/><text:tab/></text:span><text:span text:style-name="T1">ControllerButtonEvent</text:span></text:p>
      <text:p text:style-name="P28"><text:span text:style-name="T4"><text:tab/><text:tab/><text:tab/></text:span><text:span text:style-name="T1">ControllerButtonPressedEvent</text:span></text:p>
      <text:p text:style-name="P28"><text:span text:style-name="T4"><text:tab/><text:tab/><text:tab/></text:span><text:span text:style-name="T1">ControllerButtonReleasedEvent</text:span></text:p>
      <text:p text:style-name="P28"><text:span text:style-name="T4"><text:tab/><text:tab/></text:span><text:span text:style-name="T1">ControllerAxisChangedEvent</text:span></text:p>
      <text:p text:style-name="P28"><text:span text:style-name="T4"/></text:p>
      <text:p text:style-name="P28"><text:span text:style-name="T4">Please see the description of the </text:span><text:span text:style-name="T1">ControllerButton</text:span><text:span text:style-name="T4"> class above for more details.</text:span></text:p>
      <text:p text:style-name="P28"><text:span text:style-name="T4">Please also have a look at the </text:span><text:span text:style-name="T1">ControllerCalibrator</text:span><text:span text:style-name="T4"> to use for calibrating a Controller.</text:span></text:p>
      <text:p text:style-name="P25"><text:span text:style-name="T4">Chapter 5 – InputActions</text:span></text:p>
      <text:p text:style-name="P8"><text:span text:style-name="T4"/></text:p>
      <text:p text:style-name="P8"><text:span text:style-name="T1">InputActions</text:span><text:span text:style-name="T4"> can be used in very different ways. The simples way is to directly bind it to a </text:span><text:span text:style-name="T1">DeviceComponent</text:span><text:span text:style-name="T4"> (see below).</text:span></text:p>
      <text:p text:style-name="P8"><text:span text:style-name="T4"/></text:p>
      <text:p text:style-name="P8"><text:span text:style-name="T4">The most basic type is </text:span><text:span text:style-name="T1">InputAction</text:span><text:span text:style-name="T4"> itself. This is an interface, that doesn't have more methods than just ordinal(). You may have already recognized this method name... yes, it's one of an enum element's methods. This enables you to write a simple enum, implement </text:span><text:span text:style-name="T1">InputAction</text:span><text:span text:style-name="T4"> and use its elements as </text:span><text:span text:style-name="T1">InputActions</text:span><text:span text:style-name="T4">. The ordinal is used by some managers, which I will describe later.</text:span></text:p>
      <text:p text:style-name="P8"><text:span text:style-name="T4"/></text:p>
      <text:p text:style-name="P8"><text:span text:style-name="T4">the next evolutionary step is </text:span><text:span text:style-name="T1">InvokableInputAction</text:span><text:span text:style-name="T4">. It extends </text:span><text:span text:style-name="T1">InputAction</text:span><text:span text:style-name="T4"> and has one additional method:</text:span></text:p>
      <text:p text:style-name="P8"><text:span text:style-name="T4"/></text:p>
      <text:p text:style-name="P23"><text:span text:style-name="T4">String invokeAction( InputDevice device, DeviceComponent comp, int delta, int state, long nanoTime );</text:span></text:p>
      <text:p text:style-name="P8"><text:span text:style-name="T4"/></text:p>
      <text:p text:style-name="P8"><text:span text:style-name="T4">When this action is bound to some component of the </text:span><text:span text:style-name="T1">InputSystem</text:span><text:span text:style-name="T4"> this method is invoked on any related state-change.</text:span></text:p>
      <text:p text:style-name="P8"><text:span text:style-name="T4"/></text:p>
      <text:p text:style-name="P8"><text:span text:style-name="T4">Then there's </text:span><text:span text:style-name="T1">LabeledInputAction</text:span><text:span text:style-name="T4"> and </text:span><text:span text:style-name="T1">LabeledInvokableInputAction</text:span><text:span text:style-name="T4">, that have one additional method:</text:span></text:p>
      <text:p text:style-name="P8"><text:span text:style-name="T4"/></text:p>
      <text:p text:style-name="P24"><text:span text:style-name="T4">String getText();</text:span></text:p>
      <text:p text:style-name="P8"><text:span text:style-name="T4"/></text:p>
      <text:p text:style-name="P8"><text:span text:style-name="T4">Labeled </text:span><text:span text:style-name="T1">InputActions</text:span><text:span text:style-name="T4"> are used when they can be bound through a user interface. The interface would then display the result of getText() for the actions.</text:span></text:p>
      <text:p text:style-name="P8"><text:span text:style-name="T4"/></text:p>
      <text:p text:style-name="P8"><text:span text:style-name="T4">There are several abstract adapter classes for these </text:span><text:span text:style-name="T1">InputActions</text:span><text:span text:style-name="T4">, which you can use to save some coding. Please refer to the </text:span><text:span text:style-name="T1">org.jagatoo.input.actions</text:span><text:span text:style-name="T4"> package for a complete list.</text:span></text:p>
      <text:p text:style-name="P8"><text:span text:style-name="T4"/></text:p>
      <text:p text:style-name="P8"><text:span text:style-name="T4"/></text:p>
      <text:p text:style-name="P6"><text:span text:style-name="T4">Directly Binding </text:span><text:span text:style-name="T1">InputActions</text:span><text:span text:style-name="T4">:</text:span></text:p>
      <text:p text:style-name="P8"><text:span text:style-name="T4"/></text:p>
      <text:p text:style-name="P8"><text:span text:style-name="T4">As mentioned above the simplest way to use an </text:span><text:span text:style-name="T1">InvokableInputAction</text:span><text:span text:style-name="T4"> is to directly bind it to a </text:span><text:span text:style-name="T1">DeviceComponent</text:span><text:span text:style-name="T4"> like this:</text:span></text:p>
      <text:p text:style-name="P8"><text:span text:style-name="T4"/></text:p>
      <text:p text:style-name="P23"><text:span text:style-name="T4">Keys.ESCAPE.bindAction( myEscapeAction );</text:span></text:p>
      <text:p text:style-name="P29"><text:span text:style-name="T4"/></text:p>
      <text:p text:style-name="P29"><text:span text:style-name="T4">By doing this the myEscapeAction's invokeAction() method would be invoked on any state-change of the ESCAPE </text:span><text:span text:style-name="T1">Key</text:span><text:span text:style-name="T4">. While this is fairly simple, it is not easy to configure this kind of bindings. Therefore it should only be used for hardcoded bindings.</text:span></text:p>
      <text:p text:style-name="P29"><text:span text:style-name="T4"/></text:p>
      <text:p text:style-name="P29"><text:span text:style-name="T4">Using this kind of binding doesn't necessarily need a valid result of the ordinal() method.</text:span></text:p>
      <text:p text:style-name="P29"><text:span text:style-name="T4"/></text:p>
      <text:p text:style-name="P35"><text:span text:style-name="T4">Binding </text:span><text:span text:style-name="T1">InputActions</text:span><text:span text:style-name="T4"> through an </text:span><text:span text:style-name="T1">InputBindingsManager</text:span><text:span text:style-name="T4">:</text:span></text:p>
      <text:p text:style-name="P29"><text:span text:style-name="T4"/></text:p>
      <text:p text:style-name="P29"><text:span text:style-name="T4">The </text:span><text:span text:style-name="T1">InputBindingsManager</text:span><text:span text:style-name="T4"> is a simple, but complete class to manage bindings of </text:span><text:span text:style-name="T1">InputActions</text:span><text:span text:style-name="T4"> to </text:span><text:span text:style-name="T1">DeviceComponents</text:span><text:span text:style-name="T4">. There are bind() and unbind() methods to change the bindings. They all can take a value of </text:span><text:span text:style-name="T1">InputBindingsSet</text:span><text:span text:style-name="T4">. This is a way to concretely specify, if the binding is a primary or secondary one. remember, that most input-binding-configurations allow for binding more than just one Key/Button/etc. to a single action. I don't think, that more than two actually make sense. So </text:span><text:span text:style-name="T1">InputBindingsSet</text:span><text:span text:style-name="T4"> only has two values. Of course we can add more values, if it turns out to make sense.</text:span></text:p>
      <text:p text:style-name="P29"><text:span text:style-name="T4"/></text:p>
      <text:p text:style-name="P29"><text:span text:style-name="T4">You can attach an </text:span><text:span text:style-name="T1">InputBindingsListener</text:span><text:span text:style-name="T4"> to an </text:span><text:span text:style-name="T1">InputBindingsManager</text:span><text:span text:style-name="T4">, which is notified of any change in the bindings.</text:span></text:p>
      <text:p text:style-name="P29"><text:span text:style-name="T4"/></text:p>
      <text:p text:style-name="P29"><text:span text:style-name="T4">The <text:s/></text:span><text:span text:style-name="T1">InputBindingsManager</text:span><text:span text:style-name="T4"> needs the number of actions for the constructor. This is the number of actions, that you want to possibly bind through this manager instance.</text:span></text:p>
      <text:p text:style-name="P29"><text:span text:style-name="T4"/></text:p>
      <text:p text:style-name="P29"><text:span text:style-name="T4">There is an </text:span><text:span text:style-name="T1">InputBindingsAdapter</text:span><text:span text:style-name="T4"> class, that implements </text:span><text:span text:style-name="T1">InputStateListener</text:span><text:span text:style-name="T4">. It can be used just like an </text:span><text:span text:style-name="T1">InputBindingsManager</text:span><text:span text:style-name="T4">, that takes </text:span><text:span text:style-name="T1">InvokableInputActions</text:span><text:span text:style-name="T4"> and can be added as an </text:span><text:span text:style-name="T1">InputStatesListener</text:span><text:span text:style-name="T4"> to the </text:span><text:span text:style-name="T1">InputSystem</text:span><text:span text:style-name="T4">. Any time an input-state changes, the bindings are checked and if there is a binding for the changed </text:span><text:span text:style-name="T1">DeviceComponent</text:span><text:span text:style-name="T4">, the bound action is invoked.</text:span></text:p>
      <text:p text:style-name="P29"><text:span text:style-name="T4"/></text:p>
      <text:p text:style-name="P36"><text:span text:style-name="T4">Chapter 6 – The InputStatesManager</text:span></text:p>
      <text:p text:style-name="P29"><text:span text:style-name="T4"/></text:p>
      <text:p text:style-name="P29"><text:span text:style-name="T4">The </text:span><text:span text:style-name="T1">InputStatesManager</text:span><text:span text:style-name="T4"> takes an </text:span><text:span text:style-name="T1">InputBindingsManager</text:span><text:span text:style-name="T4"> in the constructor and is itself attached to the </text:span><text:span text:style-name="T1">InputSystem</text:span><text:span text:style-name="T4">. It is automatically notified of any state-change of any </text:span><text:span text:style-name="T1">DeviceComponent</text:span><text:span text:style-name="T4"> of any </text:span><text:span text:style-name="T1">InputDevice</text:span><text:span text:style-name="T4"> currently registered to the </text:span><text:span text:style-name="T1">InputSystem</text:span><text:span text:style-name="T4">. If the attached </text:span><text:span text:style-name="T1">InputBindingsManager</text:span><text:span text:style-name="T4"> currently has a binding for the changed </text:span><text:span text:style-name="T1">DeviceComponent</text:span><text:span text:style-name="T4"> it changes the locally stored state. When the </text:span><text:span text:style-name="T1">InputStatesManager</text:span><text:span text:style-name="T4">'s update() method is invoked next time, the changed states will become visible to the </text:span><text:span text:style-name="T1">InputStatesManager</text:span><text:span text:style-name="T4">'s user. Since any kind of </text:span><text:span text:style-name="T1">DeviceComponent</text:span><text:span text:style-name="T4"> (digital and analog ones) can be bound through the </text:span><text:span text:style-name="T1">InputBindingsManager</text:span><text:span text:style-name="T4">, the states cannot be simple booleans, but are handled as ints and a special </text:span><text:span text:style-name="T1">InputState</text:span><text:span text:style-name="T4"> enum.</text:span></text:p>
      <text:p text:style-name="P29"><text:span text:style-name="T4"/></text:p>
      <text:p text:style-name="P29"><text:span text:style-name="T4">This all may sound quite complicated, but it actually isn't :). Here is an example:</text:span></text:p>
      <text:p text:style-name="P29"><text:span text:style-name="T4"/></text:p>
      <text:p text:style-name="P34"><text:span text:style-name="T4">public enum MyInputAction implements InputAction</text:span></text:p>
      <text:p text:style-name="P34"><text:span text:style-name="T4">{</text:span></text:p>
      <text:p text:style-name="P34"><text:span text:style-name="T4"><text:s text:c="4"/>ACTION0,</text:span></text:p>
      <text:p text:style-name="P34"><text:span text:style-name="T4"><text:s text:c="4"/>ACTION1</text:span></text:p>
      <text:p text:style-name="P34"><text:span text:style-name="T4">}</text:span></text:p>
      <text:p text:style-name="P34"><text:span text:style-name="T4"/></text:p>
      <text:p text:style-name="P34"><text:span text:style-name="T4">public class Test</text:span></text:p>
      <text:p text:style-name="P34"><text:span text:style-name="T4">{</text:span></text:p>
      <text:p text:style-name="P34"><text:span text:style-name="T4"><text:s text:c="4"/>private static void main( String[] args )</text:span></text:p>
      <text:p text:style-name="P34"><text:span text:style-name="T4"><text:s text:c="4"/>{</text:span></text:p>
      <text:p text:style-name="P34"><text:span text:style-name="T4"><text:s text:c="8"/>// Initialize the InputSystem first!</text:span></text:p>
      <text:p text:style-name="P34"><text:span text:style-name="T4"><text:s text:c="8"/></text:span></text:p>
      <text:p text:style-name="P34"><text:span text:style-name="T4"><text:s text:c="8"/>InputBindingsManager&lt; MyInputAction &gt; bindings =</text:span></text:p>
      <text:p text:style-name="P34"><text:span text:style-name="T4"><text:s text:c="13"/>new InputBindingsManager&lt; MyInputAction &gt;( MyInputAction.values().length );</text:span></text:p>
      <text:p text:style-name="P34"><text:span text:style-name="T4"><text:s text:c="8"/>InputStatesManager statesMgr = new InputStatesManager( bindings );</text:span></text:p>
      <text:p text:style-name="P34"><text:span text:style-name="T4"><text:s text:c="8"/></text:span></text:p>
      <text:p text:style-name="P34"><text:span text:style-name="T4"><text:s text:c="8"/>bindings.bind( Keys.SPACE, MyInputAction.ACTION0 );</text:span></text:p>
      <text:p text:style-name="P34"><text:span text:style-name="T4"><text:s text:c="8"/></text:span></text:p>
      <text:p text:style-name="P34"><text:span text:style-name="T4"><text:s text:c="8"/>InputSystem.getInstance().registerInputStatesManager( statesMgr );</text:span></text:p>
      <text:p text:style-name="P34"><text:span text:style-name="T4"><text:s text:c="8"/></text:span></text:p>
      <text:p text:style-name="P34"><text:span text:style-name="T4"><text:s text:c="8"/>while ( true )</text:span></text:p>
      <text:p text:style-name="P34"><text:span text:style-name="T4"><text:s text:c="8"/>{</text:span></text:p>
      <text:p text:style-name="P34"><text:span text:style-name="T4"><text:s text:c="12"/>InputSystem.getInstance().update( time );</text:span></text:p>
      <text:p text:style-name="P34"><text:span text:style-name="T4"><text:s text:c="12"/></text:span></text:p>
      <text:p text:style-name="P34"><text:span text:style-name="T4"><text:s text:c="12"/>final InputState state0 = statesMgr.getInputState( MyInputAction.ACTION0 );</text:span></text:p>
      <text:p text:style-name="P34"><text:span text:style-name="T4"><text:s text:c="12"/>if ( state0 == InputStates.POSITIVE )</text:span></text:p>
      <text:p text:style-name="P34"><text:span text:style-name="T4"><text:s text:c="12"/>{</text:span></text:p>
      <text:p text:style-name="P34"><text:span text:style-name="T4"><text:s text:c="16"/>System.out.println( “ACTION0 is currently POSITIVE” );</text:span></text:p>
      <text:p text:style-name="P34"><text:span text:style-name="T4"><text:s text:c="12"/>}</text:span></text:p>
      <text:p text:style-name="P34"><text:span text:style-name="T4"><text:s text:c="8"/>}</text:span></text:p>
      <text:p text:style-name="P34"><text:span text:style-name="T4"><text:s text:c="4"/>}</text:span></text:p>
      <text:p text:style-name="P34"><text:span text:style-name="T4">}</text:span></text:p>
      <text:p text:style-name="P29"><text:span text:style-name="T7"/></text:p>
      <text:p text:style-name="P29"><text:span text:style-name="T4">Now the message would be dumped out when ever the state is POSITIVE. You could also compare the value of getInputState() with InputState.MADE_POSITIVE. This would always be true, when the SPACE </text:span><text:span text:style-name="T1">Key</text:span><text:span text:style-name="T4"> was just pressed.</text:span></text:p>
      <text:p text:style-name="P29"><text:span text:style-name="T4"/></text:p>
      <text:p text:style-name="P36"><text:span text:style-name="T4">Chapter 7 – Simple input actions</text:span></text:p>
      <text:p text:style-name="P29"><text:span text:style-name="T4"/></text:p>
      <text:p text:style-name="P29"><text:span text:style-name="T4">A very simple way of catching input events provides the </text:span><text:span text:style-name="T1">SimpleInputActionManager</text:span><text:span text:style-name="T4">. It maps Objects to </text:span><text:span text:style-name="T1">DeviceComponents</text:span><text:span text:style-name="T4">.</text:span></text:p>
      <text:p text:style-name="P29"><text:span text:style-name="T4"/></text:p>
      <text:p text:style-name="P29"><text:span text:style-name="T4">In this case the 'action' is not an instance of </text:span><text:span text:style-name="T1">InputAction</text:span><text:span text:style-name="T4">, but can be any Object like a String.</text:span></text:p>
      <text:p text:style-name="P29"><text:span text:style-name="T4"/></text:p>
      <text:p text:style-name="P29"><text:span text:style-name="T4">You will use simple bindAction() and unbindAction() methods to manage the bindings.</text:span></text:p>
      <text:p text:style-name="P29"><text:span text:style-name="T4"/></text:p>
      <text:p text:style-name="P29"><text:span text:style-name="T4">When the manager is notified of a state-chage, for which it has a bound action Object, it notifies all added </text:span><text:span text:style-name="T1">SimpleInputActionListeners</text:span><text:span text:style-name="T4">.</text:span></text:p>
      <text:p text:style-name="P29"><text:span text:style-name="T4"/></text:p>
      <text:p text:style-name="P29"><text:span text:style-name="T4">The </text:span><text:span text:style-name="T1">SimpleInputActionManager</text:span><text:span text:style-name="T4"> can have a singleton instance, that you can set through the static setInstance() method and get through the static getInstance() method. If it has an instance (hasInstance() returns true), it is automatically notified by the </text:span><text:span text:style-name="T1">InputSystem</text:span><text:span text:style-name="T4">. You don't need to specially register the singleton instance to the </text:span><text:span text:style-name="T1">InputSystem</text:span><text:span text:style-name="T4">. This is for some kind of convenience usage.</text:span></text:p>
      <text:p text:style-name="P37">Chapter 8 – <text:span text:style-name="T1">InputHandlers</text:span></text:p>
      <text:p text:style-name="P33"/>
      <text:p text:style-name="P33"><text:span text:style-name="T1">InputHandlers</text:span> can be directly attached to to <text:span text:style-name="T1">InputSystem</text:span>. They can be used to implement something like a 'FirstPersonInputHandler'. Whenever you don't want to work with simple input-event-listeners, but with I<text:span text:style-name="T1">nputBindings-</text:span>/<text:span text:style-name="T1">InputStatesManagers</text:span>, you can extends <text:span text:style-name="T1">InputHandler</text:span>, which holds an instance of both (if you want). you never need to register an <text:span text:style-name="T1">InputHandler</text:span>'s <text:span text:style-name="T1">InputStatesManager</text:span> to the <text:span text:style-name="T1">InputSystem</text:span>. It is done automatically.</text:p>
      <text:p text:style-name="P33"/>
      <text:p text:style-name="P33">An <text:span text:style-name="T1">InputHandler</text:span> is then updated each time, the <text:span text:style-name="T1">InputSystem</text:span> itself is updated. Within the update() method you would then query the attached <text:span text:style-name="T1">InputStatesManger</text:span> for current states.</text:p>
      <text:p text:style-name="P33"/>
      <text:p text:style-name="P33">The <text:span text:style-name="T1">ListeningInputHandler</text:span> class is a simple (still abstract) extension of <text:span text:style-name="T1">InputHandler</text:span>, that additionally implements <text:span text:style-name="T1">InputListener</text:span> and <text:span text:style-name="T1">InputStateListener</text:span>.</text:p>
      <text:p text:style-name="P33"/>
      <text:p text:style-name="P33">Just as an <text:span text:style-name="T1">InputHandler</text:span>'s <text:span text:style-name="T1">InputStatesManager</text:span> you never need to add a <text:span text:style-name="T1">ListeningInputHandler</text:span> as a listener to anywhere. This is also done automatically.</text:p>
      <text:p text:style-name="P37">Chapter 9 – Retrieving <text:span text:style-name="T1">InputDevice</text:span> instances</text:p>
      <text:p text:style-name="P33"/>
      <text:p text:style-name="P33">Now you want to know, where to get instances of <text:span text:style-name="T1">Keyboard</text:span>, <text:span text:style-name="T1">Mouse</text:span> and <text:span text:style-name="T1">Controller</text:span> from. They are not simply created through a public constructor, but through the <text:span text:style-name="T1">InputDeviceFactory</text:span> mentioned above.</text:p>
      <text:p text:style-name="P33"/>
      <text:p text:style-name="P33">This <text:span text:style-name="T1">InputDeviceFactory</text:span> needs an <text:span text:style-name="T1">InputSourceWindow</text:span>, which is needed by the <text:span text:style-name="T1">InputDevices</text:span> to know the window's dimensions, have a connection to the mouse cursor, etc.</text:p>
      <text:p text:style-name="P33"/>
      <text:p text:style-name="P33">This is the point where is becomes implementation dependent. An implementation like the one for LWJGL has extensions of the <text:span text:style-name="T1">Keyboard</text:span>, <text:span text:style-name="T1">Mouse</text:span> and <text:span text:style-name="T1">Controller</text:span> classes as well as the <text:span text:style-name="T1">InputDeviceFactory</text:span>. JAGaToo doesn't contain an LWJGL implementation of the <text:span text:style-name="T1">InputSourceWindow</text:span> interface (nor for the other windowing systems), since this is very application specific. But this interface is fairly simple and it won't be difficult to implement its methods in your application.</text:p>
      <text:p text:style-name="P33"/>
      <text:p text:style-name="P33">When you have a valid implementation of <text:span text:style-name="T1">InputSourceWindow</text:span> for your application it will provide a method getInputDeviceFactory(), that returns the implementation specific instance of <text:span text:style-name="T1">InputDeviceFactory</text:span>. This factory is then used by the <text:span text:style-name="T1">InputSystem</text:span> to retrieve/create instances of <text:span text:style-name="T1">InputDevices</text:span>.</text:p>
      <text:p text:style-name="P33"/>
      <text:p text:style-name="P32">Mixed factories:</text:p>
      <text:p text:style-name="P33"/>
      <text:p text:style-name="P33">Besides the <text:span text:style-name="T1">InputDeviceFactory</text:span> implementations, that any set of <text:span text:style-name="T1">InputSystem</text:span>-implementation-classes must provide there are mixed implementations like <text:span text:style-name="T1">LWJGLJInputInputDeviceFactory</text:span>. This class uses an <text:span text:style-name="T1">LWJGLInputDeviceFactory</text:span> to get <text:span text:style-name="T1">Keyboard</text:span> and Mouse instances and a JinputInputDeviceFactory to get Controller instances. The AWTJInputInputDeviceFactory create AWT <text:span text:style-name="T1">Keyboards</text:span> and <text:span text:style-name="T1">Mouses</text:span> and <text:span text:style-name="T1">JInputControllers</text:span>.</text:p>
      <text:p text:style-name="P37">Chapter 10 – The <text:span text:style-name="T1">InputHotplugManager</text:span></text:p>
      <text:p text:style-name="P29"><text:span text:style-name="T4"/></text:p>
      <text:p text:style-name="P29"><text:span text:style-name="T4">The </text:span><text:span text:style-name="T1">InputHotplugManager</text:span><text:span text:style-name="T4"> is a special manager, that can be used to detect hot-plugged InputDevices. Since it works in its own Thread, it must be started and stopped. It provides methods to do that as well as methods to add/remove </text:span><text:span text:style-name="T1">InputHotplugListeners</text:span><text:span text:style-name="T4"> to get notified of a hot-plugged device.</text:span></text:p>
      <text:p text:style-name="P29"><text:span text:style-name="T4"/></text:p>
      <text:p text:style-name="P29"><text:span text:style-name="T4">Unfortunately neither LWJGL not JInput currently support hotplugging, since the device lists are not updated on the next query.</text:span></text:p>
      <text:p text:style-name="P29"><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DejaVu Sans Mono" svg:font-family="'DejaVu Sans Mono'" style:font-family-generic="swis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creation-date>2008-05-01T12:16:47</meta:creation-date>
    <dc:date>2008-05-01T17:14:23</dc:date>
    <meta:editing-cycles>140</meta:editing-cycles>
    <meta:editing-duration>PT4H57M40S</meta:editing-duration>
    <meta:user-defined meta:name="Info 1"/>
    <meta:user-defined meta:name="Info 2"/>
    <meta:user-defined meta:name="Info 3"/>
    <meta:user-defined meta:name="Info 4"/>
    <meta:document-statistic meta:table-count="0" meta:image-count="0" meta:object-count="0" meta:page-count="15" meta:paragraph-count="190" meta:word-count="2722" meta:character-count="19433"/>
  </office:meta>
</office:document-meta>
</file>